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13.73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co1" style:family="table-column">
      <style:table-column-properties style:column-width="9.304cm" style:use-optimal-column-width="false"/>
    </style:style>
    <style:style style:name="co2" style:family="table-column">
      <style:table-column-properties style:column-width="17.83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12cm"/>
    </style:style>
    <style:style style:name="ro3" style:family="table-row">
      <style:table-row-properties style:row-height="1.12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Courier1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  <style:text-properties style:font-name="Liberation Sans2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1"/>
    </style:style>
    <style:style style:name="P4" style:family="paragraph">
      <style:text-properties style:font-name="Courier1" fo:font-size="20pt" fo:font-weight="bold" style:font-size-asian="20pt" style:font-weight-asian="bold" style:font-size-complex="20pt" style:font-weight-complex="bold"/>
    </style:style>
    <style:style style:name="P5" style:family="paragraph">
      <style:text-properties style:font-name="Liberation Sans2" fo:font-size="18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font-name="Courier1" fo:font-size="20pt" style:font-size-asian="20pt" style:font-size-complex="20pt"/>
    </style:style>
    <style:style style:name="T3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urier1" fo:font-size="18pt" style:font-size-asian="18pt" style:font-size-complex="18pt"/>
    </style:style>
    <style:style style:name="T5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1"/>
    </style:style>
    <style:style style:name="T7" style:family="text">
      <style:text-properties style:font-name="Courier1" fo:font-weight="bold" style:font-weight-asian="bold" style:font-weight-complex="bold"/>
    </style:style>
    <style:style style:name="T8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e of variabl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9.963cm" svg:height="1.697cm" svg:x="4.031cm" svg:y="18.034cm">
          <draw:text-box>
            <text:p text:style-name="P1">December 19<text:span text:style-name="T1">th</text:span> 2014, by Markus</text:p>
            <text:p text:style-name="P1">Analysis based on XDI2 release 0.7-SNAPSHOT and XDI docu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get on relational statements:<text:line-break/><text:line-break/><text:span text:style-name="T2">(=markus[$msg]!:uuid:1234$do/$get)=markus/#friend/</text:span><text:span text:style-name="T3">{}</text:span></text:p>
                <text:p><text:span text:style-name="T2"/></text:p>
                <text:p><text:span text:style-name="T2">Result:</text:span></text:p>
                <text:p><text:span text:style-name="T2"/></text:p>
                <text:p><text:span text:style-name="T2">=markus/#friend/=lion</text:span></text:p>
                <text:p><text:span text:style-name="T2">=markus/#friend/=dere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$add on collections?<text:line-break/><text:line-break/><text:span text:style-name="T2">(=markus[$msg]@0$do/$add)=markus[&lt;#tel&gt;]</text:span><text:span text:style-name="T3">{}</text:span><text:span text:style-name="T2">/&amp;/"..."</text:span></text:p>
                <text:p><text:span text:style-name="T2"><text:line-break/></text:span><text:span text:style-name="T2">(=markus[$msg]@0$do/$add)=markus[&lt;#tel&gt;]</text:span><text:span text:style-name="T3">{@}</text:span><text:span text:style-name="T2">/&amp;/"..."</text:span></text:p>
                <text:p><text:span text:style-name="T2"><text:line-break/></text:span><text:span text:style-name="T2">(=markus[$msg]@0$do/$add)=markus[&lt;#tel&gt;]</text:span><text:span text:style-name="T3">{!}</text:span><text:span text:style-name="T2">/&amp;/"..."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 Contra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$get on relational statements:<text:line-break/><text:line-break/><text:span text:style-name="T4">([=]!:uuid:1111/$public)($do/$get)[=]!:uuid:1111/$is$ref/</text:span><text:span text:style-name="T5">{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icies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6">([=]!:uuid:1111/[=]!:uuid:1111)($do$if$and/$true)</text:span><text:span text:style-name="T7">{$from}</text:span><text:span text:style-name="T6">/$is/[=]!:uuid:1111</text:span></text:p>
                <text:p text:style-name="P3"><text:span text:style-name="T6"/></text:p>
                <text:p text:style-name="P3"><text:span text:style-name="T6">([=]!:uuid:1111/[=]!:uuid:1111)($do$if$and$or/$true)</text:span><text:span text:style-name="T7">{$msg}</text:span><text:span text:style-name="T6">&lt;$secret&gt;&lt;$token&gt;&lt;$valid&gt;&amp;/&amp;/tru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 Contract Templat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</text:p>
                <text:p><text:a xlink:href="https://www.oasis-open.org/committees/download.php/53985/linkcontractExamples.pdf" xlink:type="simple">https://www.oasis-open.org/committees/download.php/53985/linkcontractExamples.pdf</text:a></text:p>
                <text:p/>
              </text:list-item>
              <text:list-item>
                <text:p>Link Contract Template:</text:p>
                <text:p><text:line-break/><text:span text:style-name="T6">+respect#forever</text:span><text:span text:style-name="T7">{$do}</text:span><text:span text:style-name="T6">/$get/</text:span><text:span text:style-name="T7">{$card}</text:span></text:p>
                <text:p><text:span text:style-name="T6"/></text:p>
              </text:list-item>
              <text:list-item>
                <text:p>Connect Request:<text:line-break/></text:p>
                <text:p><text:span text:style-name="T6">[=]!:uuid:1111[$msg]@0$do/</text:span><text:span text:style-name="T7">{$do}</text:span><text:span text:style-name="T6">/+respect#forever</text:span><text:span text:style-name="T7">{$do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DI Connectors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Example: Facebook connector</text:p>
              </text:list-item>
              <text:list-item>
                <text:p>Typical XDI address:<text:line-break/><text:line-break/><text:span text:style-name="T2">(https://facebook.com/)[=]!1111#(user)&lt;#(last_name)&gt;</text:span></text:p>
                <text:p/>
              </text:list-item>
              <text:list-item>
                <text:p>Facebook connector is triggered as follows:</text:p>
              </text:list-item>
            </text:list>
            <text:list text:style-name="L3">
              <text:list-item>
                <text:list>
                  <text:list-item>
                    <text:p><text:span text:style-name="T6">(https://facebook.com/)</text:span></text:p>
                  </text:list-item>
                  <text:list-item>
                    <text:p><text:span text:style-name="T6">[=]{!}</text:span> - Match personal cloud number</text:p>
                  </text:list-item>
                  <text:list-item>
                    <text:p><text:span text:style-name="T6">#(user){#}</text:span> - Match attribut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DI Connectors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Example: Respect Network EPP connector</text:p>
              </text:list-item>
              <text:list-item>
                <text:p>Typical XDI statement:<text:line-break/><text:line-break/><text:span text:style-name="T2">([=]!:uuid:1111)&lt;$https&gt;&lt;$connect&gt;&lt;$xdi&gt;&lt;$uri&gt;/&amp;/"..."</text:span></text:p>
                <text:p/>
              </text:list-item>
              <text:list-item>
                <text:p>EPP connector is triggered as follows:</text:p>
              </text:list-item>
            </text:list>
            <text:list text:style-name="L3">
              <text:list-item>
                <text:list>
                  <text:list-item>
                    <text:p><text:span text:style-name="T6">{()}</text:span><text:span text:style-name="T8"> - Match peer root</text:span></text:p>
                  </text:list-item>
                  <text:list-item>
                    <text:p><text:span text:style-name="T6">{{&lt;$&gt;}}&lt;$uri&gt;</text:span> - Match URI attribu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t tests</text:p>
          </draw:text-box>
        </draw:frame>
        <draw:frame draw:style-name="standard" draw:layer="layout" svg:width="27.142cm" svg:height="15.584cm" svg:x="1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attern</text:p>
              </table:table-cell>
              <table:table-cell>
                <text:p>Matches</text:p>
              </table:table-cell>
            </table:table-row>
            <table:table-row table:style-name="ro2">
              <table:table-cell table:style-name="ce2">
                <text:p text:style-name="P4">{}</text:p>
              </table:table-cell>
              <table:table-cell table:style-name="ce3">
                <text:p text:style-name="P5">Any one XDI arc</text:p>
              </table:table-cell>
            </table:table-row>
            <table:table-row table:style-name="ro2">
              <table:table-cell table:style-name="ce2">
                <text:p text:style-name="P4">{{}}</text:p>
              </table:table-cell>
              <table:table-cell table:style-name="ce3">
                <text:p text:style-name="P5">Any XDI address</text:p>
              </table:table-cell>
            </table:table-row>
            <table:table-row table:style-name="ro2">
              <table:table-cell table:style-name="ce2">
                <text:p text:style-name="P4">{1}</text:p>
              </table:table-cell>
              <table:table-cell table:style-name="ce3">
                <text:p text:style-name="P5">Any one XDI arc, can be reused</text:p>
              </table:table-cell>
            </table:table-row>
            <table:table-row table:style-name="ro2">
              <table:table-cell table:style-name="ce2">
                <text:p text:style-name="P4">{$from},{$msg},{$do}</text:p>
              </table:table-cell>
              <table:table-cell table:style-name="ce3">
                <text:p text:style-name="P5">XDI addresses of special constructs</text:p>
              </table:table-cell>
            </table:table-row>
            <table:table-row table:style-name="ro2">
              <table:table-cell table:style-name="ce2">
                <text:p text:style-name="P4">{(=)}</text:p>
              </table:table-cell>
              <table:table-cell table:style-name="ce3">
                <text:p text:style-name="P5">(=) <text:s text:c="3"/>(=markus)</text:p>
              </table:table-cell>
            </table:table-row>
            <table:table-row table:style-name="ro2">
              <table:table-cell table:style-name="ce2">
                <text:p text:style-name="P4">{{(=+)}}</text:p>
              </table:table-cell>
              <table:table-cell table:style-name="ce3">
                <text:p text:style-name="P5">(=) <text:s text:c="3"/>(=markus) <text:s text:c="3"/>(+) <text:s text:c="3"/>(+org)</text:p>
              </table:table-cell>
            </table:table-row>
            <table:table-row table:style-name="ro2">
              <table:table-cell table:style-name="ce2">
                <text:p text:style-name="P4">{=}</text:p>
              </table:table-cell>
              <table:table-cell table:style-name="ce3">
                <text:p text:style-name="P5">= <text:s text:c="3"/>=markus</text:p>
              </table:table-cell>
            </table:table-row>
            <table:table-row table:style-name="ro2">
              <table:table-cell table:style-name="ce2">
                <text:p text:style-name="P4">{!@}</text:p>
              </table:table-cell>
              <table:table-cell table:style-name="ce3">
                <text:p text:style-name="P5">! <text:s text:c="3"/>@ <text:s text:c="3"/>!:uuid:1234 <text:s text:c="3"/>@4</text:p>
              </table:table-cell>
            </table:table-row>
            <table:table-row table:style-name="ro2">
              <table:table-cell table:style-name="ce2">
                <text:p text:style-name="P4">{{[#]}}</text:p>
              </table:table-cell>
              <table:table-cell table:style-name="ce3">
                <text:p text:style-name="P5">[#] <text:s text:c="3"/>[#address] <text:s text:c="3"/>[&lt;#email&gt;]</text:p>
              </table:table-cell>
            </table:table-row>
            <table:table-row table:style-name="ro2">
              <table:table-cell table:style-name="ce2">
                <text:p text:style-name="P4">{{&lt;$&gt;}}</text:p>
              </table:table-cell>
              <table:table-cell table:style-name="ce3">
                <text:p text:style-name="P5">&lt;$&gt; <text:s text:c="3"/>&lt;$uri&gt; <text:s text:c="3"/>[&lt;$uri&gt;]</text:p>
              </table:table-cell>
            </table:table-row>
            <table:table-row table:style-name="ro2">
              <table:table-cell table:style-name="ce2">
                <text:p text:style-name="P4">{{[#]&lt;$&gt;}}</text:p>
              </table:table-cell>
              <table:table-cell table:style-name="ce3">
                <text:p text:style-name="P5">[#] <text:s text:c="3"/>[#address] <text:s text:c="3"/>[&lt;#email&gt;] <text:s text:c="3"/>&lt;$&gt; <text:s text:c="3"/>&lt;$uri&gt; <text:s text:c="3"/>[&lt;$uri&gt;]</text:p>
              </table:table-cell>
            </table:table-row>
            <table:table-row table:style-name="ro2">
              <table:table-cell table:style-name="ce2">
                <text:p text:style-name="P4">{[&lt;#&gt;][&lt;$&gt;]}</text:p>
              </table:table-cell>
              <table:table-cell table:style-name="ce3">
                <text:p text:style-name="P5">[&lt;#email&gt;] <text:s text:c="3"/>[&lt;$uri&gt;]</text:p>
              </table:table-cell>
            </table:table-row>
            <table:table-row table:style-name="ro3">
              <table:table-cell table:style-name="ce2">
                <text:p text:style-name="P4">{#}</text:p>
              </table:table-cell>
              <table:table-cell table:style-name="ce3">
                <text:p text:style-name="P5">#email <text:s text:c="3"/>[&lt;#(email)&gt;] <text:s text:c="3"/>&lt;#(email)&gt; <text:s text:c="3"/>[&lt;#email&gt;] <text:s text:c="3"/>&lt;#email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5:45:58.513286782</meta:creation-date>
    <dc:date>2014-12-19T17:03:54.082320000</dc:date>
    <meta:editing-duration>PT5H1M23S</meta:editing-duration>
    <meta:editing-cycles>52</meta:editing-cycles>
    <meta:generator>LibreOffice/4.3.3.2$Linux_X86_64 LibreOffice_project/430m0$Build-2</meta:generator>
    <dc:creator>markus </dc:creator>
    <meta:document-statistic meta:object-count="62"/>
  </office:meta>
</office:document-meta>
</file>